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font-size="100pt" style:font-size-asian="100pt" style:font-size-complex="100pt"/>
    </style:style>
    <style:style style:name="P2" style:family="paragraph" style:parent-style-name="Standard">
      <style:paragraph-properties>
        <style:tab-stops>
          <style:tab-stop style:position="2.5209in"/>
        </style:tab-stops>
      </style:paragraph-properties>
      <style:text-properties fo:font-size="100pt" style:font-size-asian="100pt" style:font-size-complex="100pt"/>
    </style:style>
    <style:style style:name="P3" style:family="paragraph">
      <loext:graphic-properties draw:fill="none" draw:fill-color="#ffffff"/>
      <style:text-properties style:font-name="DejaVu Sans" fo:font-size="18pt" style:font-size-asian="18pt" style:font-size-complex="18pt"/>
    </style:style>
    <style:style style:name="P4" style:family="paragraph">
      <loext:graphic-properties draw:fill="solid" draw:fill-color="#b2b2b2"/>
      <style:paragraph-properties style:writing-mode="lr-tb"/>
    </style:style>
    <style:style style:name="P5" style:family="paragraph">
      <style:paragraph-properties fo:margin-left="0in" fo:margin-right="0in" fo:margin-top="0.1654in" fo:margin-bottom="0.1374in" fo:line-height="100%" fo:text-align="center" fo:text-indent="0in" style:text-autospace="ideograph-alpha" style:punctuation-wrap="simple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nux Libertine Mono O" fo:font-size="1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6" style:family="paragraph">
      <loext:graphic-properties draw:fill-color="#ffffff"/>
      <style:paragraph-properties fo:margin-left="0in" fo:margin-right="0in" fo:margin-top="0.1654in" fo:margin-bottom="0.1374in" fo:line-height="100%" fo:text-align="center" fo:text-indent="0in" style:text-autospace="ideograph-alpha" style:punctuation-wrap="simple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nux Libertine Mono O" fo:font-size="1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7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nux Libertine Mono O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8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nux Libertine Mono O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officeooo:rsid="001eeb97"/>
    </style:style>
    <style:style style:name="T2" style:family="text">
      <style:text-properties style:font-name="DejaVu Sans" fo:font-size="28pt" style:font-size-asian="28pt" style:font-size-complex="28pt"/>
    </style:style>
    <style:style style:name="T3" style:family="text">
      <style:text-properties style:font-name="DejaVu Sans" fo:font-size="20pt" style:font-size-asian="20pt" style:font-size-complex="20pt"/>
    </style:style>
    <style:style style:name="T4" style:family="text">
      <style:text-properties style:font-name="DejaVu Sans" fo:font-size="20pt" style:font-name-asian="Noto Serif CJK SC" style:font-size-asian="20pt" style:font-name-complex="Lohit Devanagari1" style:font-size-complex="20pt"/>
    </style:style>
    <style:style style:name="T5" style:family="text">
      <style:text-properties fo:color="#ff8000" loext:opacity="100%" style:font-name="DejaVu Sans" fo:font-size="20pt" style:font-size-asian="20pt" style:font-size-complex="20pt"/>
    </style:style>
    <style:style style:name="T6" style:family="text">
      <style:text-properties style:use-window-font-color="true" loext:opacity="0%" style:font-name="DejaVu Sans" fo:font-size="20pt" style:font-name-asian="Noto Serif CJK SC" style:font-size-asian="20pt" style:font-name-complex="Lohit Devanagari1" style:font-size-complex="20pt"/>
    </style:style>
    <style:style style:name="T7" style:family="text">
      <style:text-properties fo:color="#c9211e" loext:opacity="100%" style:font-name="DejaVu Sans" fo:font-size="20pt" style:font-size-asian="20pt" style:font-size-complex="20pt"/>
    </style:style>
    <style:style style:name="T8" style:family="text">
      <style:text-properties style:use-window-font-color="true" loext:opacity="0%" style:font-name="DejaVu Sans" fo:font-size="28pt" style:font-name-asian="Noto Serif CJK SC" style:font-size-asian="28pt" style:font-name-complex="Lohit Devanagari1" style:font-size-complex="28pt"/>
    </style:style>
    <style:style style:name="T9" style:family="text">
      <style:text-properties fo:color="#c9211e" loext:opacity="100%" style:font-name="DejaVu Sans" fo:font-size="24pt" style:font-name-asian="Noto Serif CJK SC" style:font-size-asian="24pt" style:font-name-complex="Lohit Devanagari1" style:font-size-complex="24pt"/>
    </style:style>
    <style:style style:name="T10" style:family="text">
      <style:text-properties style:font-name="DejaVu Sans" fo:font-size="24pt" style:font-name-asian="Noto Serif CJK SC" style:font-size-asian="24pt" style:font-name-complex="Lohit Devanagari1" style:font-size-complex="24pt"/>
    </style:style>
    <style:style style:name="T11" style:family="text">
      <style:text-properties style:font-name="DejaVu Sans" fo:font-size="24pt" style:font-size-asian="24pt" style:font-size-complex="24pt"/>
    </style:style>
    <style:style style:name="T12" style:family="text">
      <style:text-properties fo:color="#ff00ff" loext:opacity="100%" style:font-name="DejaVu Sans" fo:font-size="24pt" style:font-name-asian="Noto Serif CJK SC" style:font-size-asian="24pt" style:font-name-complex="Lohit Devanagari1" style:font-size-complex="24pt"/>
    </style:style>
    <style:style style:name="T13" style:family="text">
      <style:text-properties fo:color="#0000ff" loext:opacity="100%" style:font-name="DejaVu Sans" fo:font-size="24pt" style:font-name-asian="Noto Serif CJK SC" style:font-size-asian="24pt" style:font-name-complex="Lohit Devanagari1" style:font-size-complex="24pt"/>
    </style:style>
    <style:style style:name="T14" style:family="text">
      <style:text-properties fo:color="#00ff00" loext:opacity="100%" style:font-name="DejaVu Sans" fo:font-size="24pt" style:font-name-asian="Noto Serif CJK SC" style:font-size-asian="24pt" style:font-name-complex="Lohit Devanagari1" style:font-size-complex="24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nux Libertine Mono O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draw:fill="none" draw:fill-color="#ffffff" fo:min-height="1.746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1c1c1c" draw:fill="solid" draw:fill-color="#b2b2b2" draw:textarea-horizontal-align="justify" draw:textarea-vertical-align="middle" draw:auto-grow-height="false" fo:min-height="0.1602in" fo:min-width="0.6075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3.75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dash" draw:stroke-dash="Dot" svg:stroke-color="#808080" svg:stroke-linecap="butt" draw:fill-color="#ffffff" draw:textarea-horizontal-align="justify" draw:textarea-vertical-align="middle" draw:auto-grow-height="false" fo:min-height="0.3937in" fo:min-width="25.9839in" style:writing-mode="lr-tb" loext:decorative="false" style:run-through="foreground" style:wrap="run-through" style:number-wrapped-paragraphs="no-limit" style:vertical-pos="from-top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dash" draw:stroke-dash="Dot" svg:stroke-color="#808080" svg:stroke-linecap="butt" draw:fill-color="#ffffff" draw:textarea-horizontal-align="justify" draw:textarea-vertical-align="middle" draw:auto-grow-height="false" fo:min-height="1.1811in" fo:min-width="2.5591in" style:writing-mode="lr-tb" loext:decorative="false" style:run-through="foreground" style:wrap="run-through" style:number-wrapped-paragraphs="no-limit" style:vertical-pos="bottom" style:vertical-rel="page-content" style:horizontal-pos="center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" draw:name="Form 2" draw:style-name="gr4" draw:text-style-name="P6" svg:width="25.9843in" svg:height="0.3941in" draw:transform="rotate (1.5707963267949) translate (6.10213254593176in 37.4014381014873in)">
        <text:p text:style-name="P5"><text:span text:style-name="T15">Stripe with 40 WS2812-RGB-LEDs</text:span></text:p>
        <draw:enhanced-geometry svg:viewBox="0 0 21600 21600" draw:type="rectangle" draw:enhanced-path="M 0 0 L 21600 0 21600 21600 0 21600 0 0 Z N"/>
      </draw:custom-shape>
      <draw:custom-shape text:anchor-type="page" text:anchor-page-number="1" draw:z-index="0" draw:name="Form 1" draw:style-name="gr5" draw:text-style-name="P8" svg:width="2.5594in" svg:height="1.1815in" svg:x="5.4134in" svg:y="37.4008in">
        <text:p text:style-name="P7"><text:span text:style-name="T15">Raspberry PI Zero</text:span></text:p>
        <draw:enhanced-geometry svg:viewBox="0 0 21600 21600" draw:type="rectangle" draw:enhanced-path="M 0 0 L 21600 0 21600 21600 0 21600 0 0 Z N"/>
      </draw:custom-shape>
      <text:p text:style-name="P1">APIM Service Dashboard <text:span text:style-name="T1">Monitor</text:span></text:p>
      <text:p text:style-name="P2"><draw:frame text:anchor-type="paragraph" draw:z-index="2" draw:name="Textrahmen 2" draw:style-name="gr1" draw:text-style-name="P3" svg:width="4.8594in" svg:height="1.7469in" svg:x="7.7528in" svg:y="31.9102in"><draw:text-box><text:p><text:span text:style-name="T2">Status Light</text:span></text:p><text:p><text:span text:style-name="T3">◌</text:span><text:span text:style-name="T4"> </text:span><text:span text:style-name="T4">pulsing</text:span><text:span text:style-name="T4"><text:tab/></text:span><text:span text:style-name="T4">→ normal </text:span><text:span text:style-name="T4">operating</text:span></text:p><text:p><text:span text:style-name="T5">● </text:span><text:span text:style-name="T6">pulsing</text:span><text:span text:style-name="T6"><text:tab/></text:span><text:span text:style-name="T6">→ connectivity </text:span><text:span text:style-name="T6">issue</text:span></text:p><text:p><text:span text:style-name="T7">● </text:span><text:span text:style-name="T6">pulsing</text:span><text:span text:style-name="T6"><text:tab/></text:span><text:span text:style-name="T6">→ error status</text:span></text:p></draw:text-box></draw:frame><draw:custom-shape text:anchor-type="paragraph" draw:z-index="3" draw:name="Form 3" draw:style-name="gr2" draw:text-style-name="P4" svg:width="0.6941in" svg:height="0.3205in" svg:x="6.8638in" svg:y="31.88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Textrahmen 1" draw:style-name="gr1" draw:text-style-name="P3" svg:width="4.1835in" svg:height="1.748in" svg:x="7.8047in" svg:y="6.5252in"><draw:text-box><text:p><text:span text:style-name="T2">Overflow Light</text:span></text:p><text:p><text:span text:style-name="T3">◌</text:span><text:span text:style-name="T4"> </text:span><text:span text:style-name="T4">pulsing</text:span><text:span text:style-name="T4"><text:tab/></text:span><text:span text:style-name="T4">→ more open tickets than LEDs. The numbers are scaled to 100% for visualization.</text:span></text:p></draw:text-box></draw:frame><draw:custom-shape text:anchor-type="paragraph" draw:z-index="5" draw:name="Form 4" draw:style-name="gr2" draw:text-style-name="P4" svg:width="0.6941in" svg:height="0.3205in" svg:x="6.8626in" svg:y="6.4882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6" draw:name="Textrahmen 3" draw:style-name="gr3" draw:text-style-name="P3" svg:width="4.8594in" svg:height="3.7539in" svg:x="7.2508in" svg:y="17.5165in"><draw:text-box><text:p><text:span text:style-name="T8">APIM Service Tickes </text:span></text:p><text:p><text:span text:style-name="T9"/></text:p><text:p><text:span text:style-name="T9">● </text:span><text:span text:style-name="T9">red</text:span><text:span text:style-name="T10"> </text:span><text:span text:style-name="T10"><text:tab/></text:span><text:span text:style-name="T10"><text:tab/></text:span><text:span text:style-name="T10">→ o</text:span><text:span text:style-name="T11">pen</text:span></text:p><text:p><text:span text:style-name="T12"/></text:p><text:p><text:span text:style-name="T12">● </text:span><text:span text:style-name="T12">magenta</text:span><text:span text:style-name="T10"> </text:span><text:span text:style-name="T10"><text:tab/></text:span><text:span text:style-name="T10">→ processing</text:span></text:p><text:p><text:span text:style-name="T13"/></text:p><text:p><text:span text:style-name="T13">● </text:span><text:span text:style-name="T13">blue</text:span><text:span text:style-name="T9"><text:tab/></text:span><text:span text:style-name="T10"><text:tab/></text:span><text:span text:style-name="T10">→ waiting</text:span></text:p><text:p><text:span text:style-name="T14"/></text:p><text:p><text:span text:style-name="T14">● </text:span><text:span text:style-name="T14">green</text:span><text:span text:style-name="T9"><text:tab/></text:span><text:span text:style-name="T9"><text:tab/></text:span><text:span text:style-name="T10">→ checking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3862in" fo:page-height="39.3701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20:03:22.549951477</meta:creation-date>
    <dc:date>2025-02-18T12:56:05.914667079</dc:date>
    <meta:editing-duration>PT13M46S</meta:editing-duration>
    <meta:editing-cycles>3</meta:editing-cycles>
    <meta:generator>LibreOffice/24.8.4.2$MacOSX_AARCH64 LibreOffice_project/bb3cfa12c7b1bf994ecc5649a80400d06cd71002</meta:generator>
    <meta:document-statistic meta:table-count="0" meta:image-count="0" meta:object-count="0" meta:page-count="1" meta:paragraph-count="1" meta:word-count="4" meta:character-count="30" meta:non-whitespace-character-count="27"/>
  </office:meta>
</office:document-meta>
</file>